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49.66pt"/>
    </style:style>
    <style:style style:name="co4" style:family="table-column">
      <style:table-column-properties fo:break-before="auto" style:column-width="52.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ridge #000000" fo:border-left="none" fo:border-right="none" fo:border-top="none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 style:data-style-name="N124"/>
    <style:style style:name="ce4" style:family="table-cell" style:parent-style-name="Default" style:data-style-name="N124">
      <style:table-cell-properties fo:border-bottom="0.99pt ridge #000000" fo:border-left="none" fo:border-right="none" fo:border-top="none"/>
    </style:style>
    <style:style style:name="ce5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number-columns-repeated="2" table:default-cell-style-name="ce3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row table:style-name="ro1" table:number-rows-repeated="3">
          <table:table-cell table:number-columns-repeated="3"/>
          <table:table-cell table:style-name="Default" table:number-columns-repeated="3"/>
          <table:table-cell table:number-columns-repeated="7"/>
        </table:table-row>
        <table:table-row table:style-name="ro1"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xk</text:p>
          </table:table-cell>
          <table:table-cell table:style-name="ce2" office:value-type="string" calcext:value-type="string">
            <text:p>f(xk)</text:p>
          </table:table-cell>
          <table:table-cell table:style-name="ce2" office:value-type="string" calcext:value-type="string">
            <text:p>hk</text:p>
          </table:table-cell>
          <table:table-cell table:number-columns-repeated="2"/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xk</text:p>
          </table:table-cell>
          <table:table-cell table:style-name="ce5" office:value-type="string" calcext:value-type="string">
            <text:p>f(xk)</text:p>
          </table:table-cell>
          <table:table-cell table:style-name="ce5" office:value-type="string" calcext:value-type="string">
            <text:p>f'(xk)</text:p>
          </table:table-cell>
          <table:table-cell table:style-name="ce5" office:value-type="string" calcext:value-type="string">
            <text:p>hk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formula="of:=POWER([.D6];2)-4*SIN([.D6])" office:value-type="float" office:value="-2.36588393923159" calcext:value-type="float">
            <text:p>-2.365884</text:p>
          </table:table-cell>
          <table:table-cell table:style-name="Default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3" table:formula="of:=POWER([.J6];2)-4*SIN([.J6])" office:value-type="float" office:value="8.43551996776053" calcext:value-type="float">
            <text:p>8.435520</text:p>
          </table:table-cell>
          <table:table-cell table:style-name="ce3" table:formula="of:=(2*[.J6])-4*COS([.J6])" office:value-type="float" office:value="9.95996998640178" calcext:value-type="float">
            <text:p>9.959970</text:p>
          </table:table-cell>
          <table:table-cell table:style-name="ce3" table:formula="of:=[.J7]-[.J6]" office:value-type="float" office:value="-0.846942307986614" calcext:value-type="float">
            <text:p>-0.846942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formula="of:=POWER([.D7];2)-4*SIN([.D7])" office:value-type="float" office:value="8.43551996776053" calcext:value-type="float">
            <text:p>8.435520</text:p>
          </table:table-cell>
          <table:table-cell table:formula="of:=[.D8]-[.D7]" office:value-type="float" office:value="-1.56193028987647" calcext:value-type="float">
            <text:p>-1.5619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J6]-[.K6]/[.L6]" office:value-type="float" office:value="2.15305769201339" calcext:value-type="float">
            <text:p>2.153058</text:p>
          </table:table-cell>
          <table:table-cell table:style-name="ce3" table:formula="of:=POWER([.J7];2)-4*SIN([.J7])" office:value-type="float" office:value="1.29477250528657" calcext:value-type="float">
            <text:p>1.294773</text:p>
          </table:table-cell>
          <table:table-cell table:style-name="ce3" table:formula="of:=(2*[.J7])-4*COS([.J7])" office:value-type="float" office:value="6.50577170998072" calcext:value-type="float">
            <text:p>6.505772</text:p>
          </table:table-cell>
          <table:table-cell table:style-name="ce3" table:formula="of:=[.J8]-[.J7]" office:value-type="float" office:value="-0.199019050007582" calcext:value-type="float">
            <text:p>-0.199019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[.D7]-[.E7]*(([.D7]-[.D6])/([.E7]-[.E6]))" office:value-type="float" office:value="1.43806971012353" calcext:value-type="float">
            <text:p>1.438070</text:p>
          </table:table-cell>
          <table:table-cell table:formula="of:=POWER([.D8];2)-4*SIN([.D8])" office:value-type="float" office:value="-1.89677449157582" calcext:value-type="float">
            <text:p>-1.896774</text:p>
          </table:table-cell>
          <table:table-cell table:formula="of:=[.D9]-[.D8]" office:value-type="float" office:value="0.286734910925836" calcext:value-type="float">
            <text:p>0.28673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3" table:formula="of:=[.J7]-[.K7]/[.L7]" office:value-type="float" office:value="1.9540386420058" calcext:value-type="float">
            <text:p>1.954039</text:p>
          </table:table-cell>
          <table:table-cell table:style-name="ce3" table:formula="of:=POWER([.J8];2)-4*SIN([.J8])" office:value-type="float" office:value="0.108438553394625" calcext:value-type="float">
            <text:p>0.108439</text:p>
          </table:table-cell>
          <table:table-cell table:style-name="ce3" table:formula="of:=(2*[.J8])-4*COS([.J8])" office:value-type="float" office:value="5.40379543578002" calcext:value-type="float">
            <text:p>5.403795</text:p>
          </table:table-cell>
          <table:table-cell table:style-name="ce3" table:formula="of:=[.J9]-[.J8]" office:value-type="float" office:value="-0.0200671092537337" calcext:value-type="float">
            <text:p>-0.020067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formula="of:=[.D8]-[.E8]*(([.D8]-[.D7])/([.E8]-[.E7]))" office:value-type="float" office:value="1.72480462104936" calcext:value-type="float">
            <text:p>1.724805</text:p>
          </table:table-cell>
          <table:table-cell table:formula="of:=POWER([.D9];2)-4*SIN([.D9])" office:value-type="float" office:value="-0.977705597349627" calcext:value-type="float">
            <text:p>-0.977706</text:p>
          </table:table-cell>
          <table:table-cell table:formula="of:=[.D10]-[.D9]" office:value-type="float" office:value="0.305028631834798" calcext:value-type="float">
            <text:p>0.30502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3" table:formula="of:=[.J8]-[.K8]/[.L8]" office:value-type="float" office:value="1.93397153275207" calcext:value-type="float">
            <text:p>1.933972</text:p>
          </table:table-cell>
          <table:table-cell table:style-name="ce3" table:formula="of:=POWER([.J9];2)-4*SIN([.J9])" office:value-type="float" office:value="0.00115163152386399" calcext:value-type="float">
            <text:p>0.001152</text:p>
          </table:table-cell>
          <table:table-cell table:style-name="ce3" table:formula="of:=(2*[.J9])-4*COS([.J9])" office:value-type="float" office:value="5.28891953610608" calcext:value-type="float">
            <text:p>5.288920</text:p>
          </table:table-cell>
          <table:table-cell table:style-name="ce3" table:formula="of:=[.J10]-[.J9]" office:value-type="float" office:value="-0.000217744194443092" calcext:value-type="float">
            <text:p>-0.000218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formula="of:=[.D9]-[.E9]*(([.D9]-[.D8])/([.E9]-[.E8]))" office:value-type="float" office:value="2.02983325288416" calcext:value-type="float">
            <text:p>2.029833</text:p>
          </table:table-cell>
          <table:table-cell table:formula="of:=POWER([.D10];2)-4*SIN([.D10])" office:value-type="float" office:value="0.534304487516024" calcext:value-type="float">
            <text:p>0.534304</text:p>
          </table:table-cell>
          <table:table-cell table:formula="of:=[.D11]-[.D10]" office:value-type="float" office:value="-0.107789073923199" calcext:value-type="float">
            <text:p>-0.107789</text:p>
          </table:table-cell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style-name="ce4" table:formula="of:=[.J9]-[.K9]/[.L9]" office:value-type="float" office:value="1.93375378855763" calcext:value-type="float">
            <text:p>1.933754</text:p>
          </table:table-cell>
          <table:table-cell table:style-name="ce4" table:formula="of:=POWER([.J10];2)-4*SIN([.J10])" office:value-type="float" office:value="0.000000136054946420217" calcext:value-type="float">
            <text:p>0.000000</text:p>
          </table:table-cell>
          <table:table-cell table:style-name="ce4" table:formula="of:=(2*[.J10])-4*COS([.J10])" office:value-type="float" office:value="5.28766984797043" calcext:value-type="float">
            <text:p>5.287670</text:p>
          </table:table-cell>
          <table:table-cell table:style-name="ce4" office:value-type="float" office:value="0" calcext:value-type="float">
            <text:p>0.000000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formula="of:=[.D10]-[.E10]*(([.D10]-[.D9])/([.E10]-[.E9]))" office:value-type="float" office:value="1.92204417896096" calcext:value-type="float">
            <text:p>1.922044</text:p>
          </table:table-cell>
          <table:table-cell table:formula="of:=POWER([.D11];2)-4*SIN([.D11])" office:value-type="float" office:value="-0.0615225574089555" calcext:value-type="float">
            <text:p>-0.061523</text:p>
          </table:table-cell>
          <table:table-cell table:formula="of:=[.D12]-[.D11]" office:value-type="float" office:value="0.0111298396824755" calcext:value-type="float">
            <text:p>0.01113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formula="of:=[.D11]-[.E11]*(([.D11]-[.D10])/([.E11]-[.E10]))" office:value-type="float" office:value="1.93317401864344" calcext:value-type="float">
            <text:p>1.933174</text:p>
          </table:table-cell>
          <table:table-cell table:formula="of:=POWER([.D12];2)-4*SIN([.D12])" office:value-type="float" office:value="-0.00306453119104866" calcext:value-type="float">
            <text:p>-0.003065</text:p>
          </table:table-cell>
          <table:table-cell table:formula="of:=[.D13]-[.D12]" office:value-type="float" office:value="0.000583456935941973" calcext:value-type="float">
            <text:p>0.00058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formula="of:=[.D12]-[.E12]*(([.D12]-[.D11])/([.E12]-[.E11]))" office:value-type="float" office:value="1.93375747557938" calcext:value-type="float">
            <text:p>1.933757</text:p>
          </table:table-cell>
          <table:table-cell table:formula="of:=POWER([.D13];2)-4*SIN([.D13])" office:value-type="float" office:value="0.0000196318477110324" calcext:value-type="float">
            <text:p>0.000020</text:p>
          </table:table-cell>
          <table:table-cell table:formula="of:=[.D14]-[.D13]" office:value-type="float" office:value="-0.00000371392094655754" calcext:value-type="float">
            <text:p>-0.000004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office:value-type="float" office:value="8" calcext:value-type="float">
            <text:p>8</text:p>
          </table:table-cell>
          <table:table-cell table:style-name="ce4" table:formula="of:=[.D13]-[.E13]*(([.D13]-[.D12])/([.E13]-[.E12]))" office:value-type="float" office:value="1.93375376165843" calcext:value-type="float">
            <text:p>1.933754</text:p>
          </table:table-cell>
          <table:table-cell table:style-name="ce4" table:formula="of:=POWER([.D14];2)-4*SIN([.D14])" office:value-type="float" office:value="-0.00000000617910478339923" calcext:value-type="float">
            <text:p>0.000000</text:p>
          </table:table-cell>
          <table:table-cell table:style-name="ce4" office:value-type="float" office:value="0" calcext:value-type="float">
            <text:p>0.000000</text:p>
          </table:table-cell>
          <table:table-cell table:number-columns-repeated="7"/>
        </table:table-row>
        <table:table-row table:style-name="ro1" table:number-rows-repeated="2">
          <table:table-cell table:number-columns-repeated="3"/>
          <table:table-cell table:style-name="Default" table:number-columns-repeated="3"/>
          <table:table-cell table:number-columns-repeated="7"/>
        </table:table-row>
        <table:table-row table:style-name="ro1"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xk</text:p>
          </table:table-cell>
          <table:table-cell table:style-name="ce2" office:value-type="string" calcext:value-type="string">
            <text:p>f(xk)</text:p>
          </table:table-cell>
          <table:table-cell table:style-name="ce2" office:value-type="string" calcext:value-type="string">
            <text:p>hk</text:p>
          </table:table-cell>
          <table:table-cell table:number-columns-repeated="2"/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xk</text:p>
          </table:table-cell>
          <table:table-cell table:style-name="ce5" office:value-type="string" calcext:value-type="string">
            <text:p>f(xk)</text:p>
          </table:table-cell>
          <table:table-cell table:style-name="ce5" office:value-type="string" calcext:value-type="string">
            <text:p>f'(xk)</text:p>
          </table:table-cell>
          <table:table-cell table:style-name="ce5" office:value-type="string" calcext:value-type="string">
            <text:p>hk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formula="of:=POWER([.D19];2)-2" office:value-type="float" office:value="-1" calcext:value-type="float">
            <text:p>-1.000000</text:p>
          </table:table-cell>
          <table:table-cell table:style-name="Default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3" table:formula="of:=POWER([.J19];2)-2" office:value-type="float" office:value="7" calcext:value-type="float">
            <text:p>7.000000</text:p>
          </table:table-cell>
          <table:table-cell table:style-name="ce3" table:formula="of:=(2*[.J19])" office:value-type="float" office:value="6" calcext:value-type="float">
            <text:p>6.000000</text:p>
          </table:table-cell>
          <table:table-cell table:style-name="ce3" table:formula="of:=[.J20]-[.J19]" office:value-type="float" office:value="-1.16666666666667" calcext:value-type="float">
            <text:p>-1.166667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formula="of:=POWER([.D20];2)-2" office:value-type="float" office:value="2" calcext:value-type="float">
            <text:p>2.000000</text:p>
          </table:table-cell>
          <table:table-cell table:formula="of:=[.D21]-[.D20]" office:value-type="float" office:value="-0.666666666666667" calcext:value-type="float">
            <text:p>-0.6666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J19]-[.K19]/[.L19]" office:value-type="float" office:value="1.83333333333333" calcext:value-type="float">
            <text:p>1.833333</text:p>
          </table:table-cell>
          <table:table-cell table:style-name="ce3" table:formula="of:=POWER([.J20];2)-2" office:value-type="float" office:value="1.36111111111111" calcext:value-type="float">
            <text:p>1.361111</text:p>
          </table:table-cell>
          <table:table-cell table:style-name="ce3" table:formula="of:=(2*[.J20])" office:value-type="float" office:value="3.66666666666667" calcext:value-type="float">
            <text:p>3.666667</text:p>
          </table:table-cell>
          <table:table-cell table:style-name="ce3" table:formula="of:=[.J21]-[.J20]" office:value-type="float" office:value="-0.371212121212121" calcext:value-type="float">
            <text:p>-0.371212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[.D20]-[.E20]*(([.D20]-[.D19])/([.E20]-[.E19]))" office:value-type="float" office:value="1.33333333333333" calcext:value-type="float">
            <text:p>1.333333</text:p>
          </table:table-cell>
          <table:table-cell table:formula="of:=POWER([.D21];2)-2" office:value-type="float" office:value="-0.222222222222222" calcext:value-type="float">
            <text:p>-0.222222</text:p>
          </table:table-cell>
          <table:table-cell table:formula="of:=[.D22]-[.D21]" office:value-type="float" office:value="0.0666666666666667" calcext:value-type="float">
            <text:p>0.06666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3" table:formula="of:=[.J20]-[.K20]/[.L20]" office:value-type="float" office:value="1.46212121212121" calcext:value-type="float">
            <text:p>1.462121</text:p>
          </table:table-cell>
          <table:table-cell table:style-name="ce3" table:formula="of:=POWER([.J21];2)-2" office:value-type="float" office:value="0.137798438934803" calcext:value-type="float">
            <text:p>0.137798</text:p>
          </table:table-cell>
          <table:table-cell table:style-name="ce3" table:formula="of:=(2*[.J21])" office:value-type="float" office:value="2.92424242424242" calcext:value-type="float">
            <text:p>2.924242</text:p>
          </table:table-cell>
          <table:table-cell table:style-name="ce3" table:formula="of:=[.J22]-[.J21]" office:value-type="float" office:value="-0.0471227822264093" calcext:value-type="float">
            <text:p>-0.047123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formula="of:=[.D21]-[.E21]*(([.D21]-[.D20])/([.E21]-[.E20]))" office:value-type="float" office:value="1.4" calcext:value-type="float">
            <text:p>1.400000</text:p>
          </table:table-cell>
          <table:table-cell table:formula="of:=POWER([.D22];2)-2" office:value-type="float" office:value="-0.0399999999999996" calcext:value-type="float">
            <text:p>-0.040000</text:p>
          </table:table-cell>
          <table:table-cell table:formula="of:=[.D23]-[.D22]" office:value-type="float" office:value="0.0146341463414632" calcext:value-type="float">
            <text:p>0.01463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3" table:formula="of:=[.J21]-[.K21]/[.L21]" office:value-type="float" office:value="1.4149984298948" calcext:value-type="float">
            <text:p>1.414998</text:p>
          </table:table-cell>
          <table:table-cell table:style-name="ce3" table:formula="of:=POWER([.J22];2)-2" office:value-type="float" office:value="0.00222055660475728" calcext:value-type="float">
            <text:p>0.002221</text:p>
          </table:table-cell>
          <table:table-cell table:style-name="ce3" table:formula="of:=(2*[.J22])" office:value-type="float" office:value="2.82999685978961" calcext:value-type="float">
            <text:p>2.829997</text:p>
          </table:table-cell>
          <table:table-cell table:style-name="ce3" table:formula="of:=[.J23]-[.J22]" office:value-type="float" office:value="-0.000784649847605179" calcext:value-type="float">
            <text:p>-0.000785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formula="of:=[.D22]-[.E22]*(([.D22]-[.D21])/([.E22]-[.E21]))" office:value-type="float" office:value="1.41463414634146" calcext:value-type="float">
            <text:p>1.414634</text:p>
          </table:table-cell>
          <table:table-cell table:formula="of:=POWER([.D23];2)-2" office:value-type="float" office:value="0.00118976799524084" calcext:value-type="float">
            <text:p>0.001190</text:p>
          </table:table-cell>
          <table:table-cell table:formula="of:=[.D24]-[.D23]" office:value-type="float" office:value="-0.000422707866593264" calcext:value-type="float">
            <text:p>-0.000423</text:p>
          </table:table-cell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style-name="ce4" table:formula="of:=[.J22]-[.K22]/[.L22]" office:value-type="float" office:value="1.4142137800472" calcext:value-type="float">
            <text:p>1.414214</text:p>
          </table:table-cell>
          <table:table-cell table:style-name="ce4" table:formula="of:=POWER([.J23];2)-2" office:value-type="float" office:value="0.000000615675383563996" calcext:value-type="float">
            <text:p>0.000001</text:p>
          </table:table-cell>
          <table:table-cell table:style-name="ce4" table:formula="of:=(2*[.J23])" office:value-type="float" office:value="2.8284275600944" calcext:value-type="float">
            <text:p>2.828428</text:p>
          </table:table-cell>
          <table:table-cell table:style-name="ce4" office:value-type="float" office:value="0" calcext:value-type="float">
            <text:p>0.000000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formula="of:=[.D23]-[.E23]*(([.D23]-[.D22])/([.E23]-[.E22]))" office:value-type="float" office:value="1.41421143847487" calcext:value-type="float">
            <text:p>1.414211</text:p>
          </table:table-cell>
          <table:table-cell table:formula="of:=POWER([.D24];2)-2" office:value-type="float" office:value="-0.00000600728683886054" calcext:value-type="float">
            <text:p>-0.000006</text:p>
          </table:table-cell>
          <table:table-cell table:formula="of:=[.D25]-[.D24]" office:value-type="float" office:value="0.00000212358245033073" calcext:value-type="float">
            <text:p>0.00000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formula="of:=[.D24]-[.E24]*(([.D24]-[.D23])/([.E24]-[.E23]))" office:value-type="float" office:value="1.41421356205732" calcext:value-type="float">
            <text:p>1.414214</text:p>
          </table:table-cell>
          <table:table-cell table:formula="of:=POWER([.D25];2)-2" office:value-type="float" office:value="-0.000000000893145557512298" calcext:value-type="float">
            <text:p>0.000000</text:p>
          </table:table-cell>
          <table:table-cell table:formula="of:=[.D26]-[.D25]" office:value-type="float" office:value="0.000000000315774961734405" calcext:value-type="float">
            <text:p>0.0000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formula="of:=[.D25]-[.E25]*(([.D25]-[.D24])/([.E25]-[.E24]))" office:value-type="float" office:value="1.4142135623731" calcext:value-type="float">
            <text:p>1.414214</text:p>
          </table:table-cell>
          <table:table-cell table:formula="of:=POWER([.D26];2)-2" office:value-type="float" office:value="0" calcext:value-type="float">
            <text:p>0.000000</text:p>
          </table:table-cell>
          <table:table-cell table:formula="of:=[.D27]-[.D26]" office:value-type="float" office:value="0" calcext:value-type="float">
            <text:p>0.000000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office:value-type="float" office:value="8" calcext:value-type="float">
            <text:p>8</text:p>
          </table:table-cell>
          <table:table-cell table:style-name="ce4" table:formula="of:=[.D26]-[.E26]*(([.D26]-[.D25])/([.E26]-[.E25]))" office:value-type="float" office:value="1.4142135623731" calcext:value-type="float">
            <text:p>1.414214</text:p>
          </table:table-cell>
          <table:table-cell table:style-name="ce4" table:formula="of:=POWER([.D27];2)-2" office:value-type="float" office:value="0" calcext:value-type="float">
            <text:p>0.000000</text:p>
          </table:table-cell>
          <table:table-cell table:style-name="ce4" office:value-type="float" office:value="0" calcext:value-type="float">
            <text:p>0.000000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9" loext:min-decimal-places="9" number:min-integer-digits="1"/>
    </number:number-style>
    <number:number-style style:name="N122">
      <number:number number:decimal-places="8" loext:min-decimal-places="8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6" loext:min-decimal-places="6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 </meta:initial-creator>
    <meta:creation-date>2016-06-02T17:04:45.496390353</meta:creation-date>
    <dc:date>2016-06-02T17:26:18.454109838</dc:date>
    <dc:creator>and </dc:creator>
    <meta:editing-duration>PT21M32S</meta:editing-duration>
    <meta:editing-cycles>5</meta:editing-cycles>
    <meta:generator>LibreOffice/5.0.5.2$Linux_X86_64 LibreOffice_project/00m0$Build-2</meta:generator>
    <meta:document-statistic meta:table-count="1" meta:cell-count="138" meta:object-count="0"/>
  </office:meta>
</office:document-meta>
</file>